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list-style-name="L1"/>
    <style:style style:name="P5" style:family="paragraph" style:parent-style-name="Table_20_Contents" style:list-style-name="L2"/>
    <style:style style:name="P6" style:family="paragraph" style:parent-style-name="Table_20_Contents" style:list-style-name="L3">
      <style:text-properties officeooo:paragraph-rsid="001c57f7"/>
    </style:style>
    <style:style style:name="P7" style:family="paragraph" style:parent-style-name="Table_20_Contents">
      <style:paragraph-properties fo:text-align="center" style:justify-single-word="false"/>
      <style:text-properties style:font-name="Times newroman" fo:font-size="14pt" officeooo:paragraph-rsid="001c57f7" style:font-size-asian="14pt" style:font-size-complex="14pt"/>
    </style:style>
    <style:style style:name="P8" style:family="paragraph" style:parent-style-name="Table_20_Contents" style:list-style-name="L1">
      <style:text-properties style:font-name="Times newroman" fo:font-size="14pt" officeooo:paragraph-rsid="001c57f7" style:font-size-asian="14pt" style:font-size-complex="14pt"/>
    </style:style>
    <style:style style:name="P9" style:family="paragraph" style:parent-style-name="Table_20_Contents" style:list-style-name="L3">
      <style:text-properties style:font-name="Times newroman" fo:font-size="14pt" officeooo:paragraph-rsid="001c57f7" style:font-size-asian="14pt" style:font-size-complex="14pt"/>
    </style:style>
    <style:style style:name="P10" style:family="paragraph" style:parent-style-name="Table_20_Contents">
      <style:paragraph-properties fo:margin-top="0cm" fo:margin-bottom="0.499cm" style:contextual-spacing="false"/>
    </style:style>
    <style:style style:name="P11" style:family="paragraph" style:parent-style-name="Table_20_Contents" style:list-style-name="L1">
      <style:paragraph-properties fo:margin-top="0cm" fo:margin-bottom="0.499cm" style:contextual-spacing="false"/>
    </style:style>
    <style:style style:name="P12" style:family="paragraph" style:parent-style-name="Table_20_Contents" style:list-style-name="L2">
      <style:paragraph-properties fo:margin-top="0cm" fo:margin-bottom="0.499cm" style:contextual-spacing="false"/>
    </style:style>
    <style:style style:name="P13" style:family="paragraph" style:parent-style-name="Table_20_Contents" style:list-style-name="L3">
      <style:paragraph-properties fo:margin-top="0cm" fo:margin-bottom="0.499cm" style:contextual-spacing="false"/>
      <style:text-properties officeooo:paragraph-rsid="001c57f7"/>
    </style:style>
    <style:style style:name="P14" style:family="paragraph" style:parent-style-name="Table_20_Contents">
      <style:paragraph-properties fo:margin-top="0cm" fo:margin-bottom="0.499cm" style:contextual-spacing="false"/>
      <style:text-properties style:font-name="Times newroman" fo:font-size="14pt" officeooo:paragraph-rsid="001c57f7" style:font-size-asian="14pt" style:font-size-complex="14pt"/>
    </style:style>
    <style:style style:name="P15" style:family="paragraph" style:parent-style-name="Table_20_Contents" style:list-style-name="L1">
      <style:paragraph-properties fo:margin-top="0cm" fo:margin-bottom="0.499cm" style:contextual-spacing="false"/>
      <style:text-properties style:font-name="Times newroman" fo:font-size="14pt" officeooo:paragraph-rsid="001c57f7" style:font-size-asian="14pt" style:font-size-complex="14pt"/>
    </style:style>
    <style:style style:name="P16" style:family="paragraph" style:parent-style-name="Table_20_Contents" style:list-style-name="L3">
      <style:paragraph-properties fo:margin-top="0cm" fo:margin-bottom="0.499cm" style:contextual-spacing="false"/>
      <style:text-properties style:font-name="Times newroman" fo:font-size="14pt" officeooo:paragraph-rsid="001c57f7" style:font-size-asian="14pt" style:font-size-complex="14pt"/>
    </style:style>
    <style:style style:name="P17" style:family="paragraph" style:parent-style-name="Heading_20_3" style:list-style-name="L2"/>
    <style:style style:name="P18" style:family="paragraph" style:parent-style-name="Heading_20_3" style:list-style-name="L3">
      <style:text-properties style:font-name="Times newroman" fo:font-size="14pt" officeooo:paragraph-rsid="001c57f7" style:font-size-asian="14pt" style:font-size-complex="14pt"/>
    </style:style>
    <style:style style:name="P19" style:family="paragraph" style:parent-style-name="Heading_20_3" style:list-style-name="L3">
      <style:text-properties style:font-name="Times newroman" fo:font-size="14pt" style:text-underline-style="solid" style:text-underline-width="auto" style:text-underline-color="font-color" fo:font-weight="bold" officeooo:paragraph-rsid="001c57f7" style:font-size-asian="14pt" style:font-weight-asian="bold" style:font-size-complex="14pt" style:font-weight-complex="bold"/>
    </style:style>
    <style:style style:name="P20" style:family="paragraph" style:parent-style-name="Heading_20_3" style:list-style-name="L3">
      <style:text-properties style:font-name="Times newroman" fo:font-size="14pt" style:text-underline-style="solid" style:text-underline-width="auto" style:text-underline-color="font-color" officeooo:paragraph-rsid="001c57f7" style:font-size-asian="14pt" style:font-size-complex="14pt"/>
    </style:style>
    <style:style style:name="P21" style:family="paragraph" style:parent-style-name="Preformatted_20_Text" style:list-style-name="L2"/>
    <style:style style:name="P22" style:family="paragraph" style:parent-style-name="Preformatted_20_Text" style:list-style-name="L3">
      <style:text-properties style:font-name="Times newroman" fo:font-size="14pt" officeooo:paragraph-rsid="001c57f7" style:font-size-asian="14pt" style:font-size-complex="14pt"/>
    </style:style>
    <style:style style:name="P23" style:family="paragraph" style:parent-style-name="Preformatted_20_Text" style:list-style-name="L2">
      <style:paragraph-properties fo:margin-top="0cm" fo:margin-bottom="0.499cm" style:contextual-spacing="false"/>
    </style:style>
    <style:style style:name="P24" style:family="paragraph" style:parent-style-name="Preformatted_20_Text" style:list-style-name="L3">
      <style:paragraph-properties fo:margin-top="0cm" fo:margin-bottom="0.499cm" style:contextual-spacing="false"/>
      <style:text-properties style:font-name="Times newroman" fo:font-size="14pt" officeooo:paragraph-rsid="001c57f7" style:font-size-asian="14pt" style:font-size-complex="14pt"/>
    </style:style>
    <style:style style:name="P25" style:family="paragraph" style:parent-style-name="Heading_20_4" style:list-style-name="L2"/>
    <style:style style:name="P26" style:family="paragraph" style:parent-style-name="Heading_20_4" style:list-style-name="L3">
      <style:text-properties style:font-name="Times newroman" fo:font-size="14pt" officeooo:paragraph-rsid="001c57f7" style:font-size-asian="14pt" style:font-size-complex="14pt"/>
    </style:style>
    <style:style style:name="T1" style:family="text">
      <style:text-properties fo:font-weight="bold"/>
    </style:style>
    <style:style style:name="T2" style:family="text">
      <style:text-properties fo:font-style="italic"/>
    </style:style>
    <style:style style:name="T3" style:family="text">
      <style:text-properties fo:font-size="14pt" style:font-size-asian="14pt" style:font-size-complex="14pt"/>
    </style:style>
    <style:style style:name="T4" style:family="text">
      <style:text-properties fo:font-size="14pt" fo:font-weight="bold" style:font-size-asian="14pt" style:font-size-complex="14pt"/>
    </style:style>
    <style:style style:name="T5" style:family="text">
      <style:text-properties fo:font-size="14pt" fo:font-style="italic" style:font-size-asian="14pt" style:font-size-complex="14pt"/>
    </style:style>
    <style:style style:name="T6" style:family="text">
      <style:text-properties style:font-name="Times newroman" fo:font-size="14pt" style:font-size-asian="14pt" style:font-size-complex="14pt"/>
    </style:style>
    <style:style style:name="T7" style:family="text">
      <style:text-properties style:font-name="Times newroman" fo:font-size="14pt" fo:font-weight="bold" style:font-size-asian="14pt" style:font-size-complex="14pt"/>
    </style:style>
    <style:style style:name="T8" style:family="text">
      <style:text-properties style:font-name="Times newroman" fo:font-size="14pt" fo:font-style="italic"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ernel Compilation</text:p>
      <text:p text:style-name="P7"/>
      <text:p text:style-name="P14">This guide will give you step by step instructions about compiling a kernel for ARM machines on the target platform. If you find something missing or unclear, please send a mail to the linux-arm list.</text:p>
      <text:p text:style-name="P14">Here are some initial notes to help you understand the terminology and conventions used in this document: </text:p>
      <text:list xml:id="list8356166805082003377" text:style-name="L1">
        <text:list-item>
          <text:p text:style-name="P8">"bash$" and "bash#" are shell prompts, not commands to be typed. </text:p>
        </text:list-item>
        <text:list-item>
          <text:p text:style-name="P8">"host" means the machine you are building the ARM kernel on. </text:p>
        </text:list-item>
        <text:list-item>
          <text:p text:style-name="P15">"target" means the machine you are building the ARM kernel for. </text:p>
        </text:list-item>
      </text:list>
      <text:list xml:id="list5506421624878437456" text:style-name="L3">
        <text:list-item>
          <text:list>
            <text:list-item>
              <text:list>
                <text:list-item>
                  <text:h text:style-name="P19" text:outline-level="3">Decide where to build your kernel</text:h>
                </text:list-item>
              </text:list>
            </text:list-item>
          </text:list>
          <text:p text:style-name="P13"><text:span text:style-name="T6">Firstly, you need to decide where you are going to build your ARM Linux kernel. A good place to build the kernel is in your home directory, which we will refer to as </text:span><text:span text:style-name="Teletype"><text:span text:style-name="T6">$HOME</text:span></text:span><text:span text:style-name="T6"> thoughout this document. If you wish to use some other location, replace </text:span><text:span text:style-name="Teletype"><text:span text:style-name="T6">$HOME</text:span></text:span><text:span text:style-name="T6"> as appropriate.</text:span></text:p>
          <text:p text:style-name="P13"><text:span text:style-name="T6">However, please note that building a kernel in </text:span><text:span text:style-name="Teletype"><text:span text:style-name="T6">/usr/src/linux</text:span></text:span><text:span text:style-name="T6"> is highly discouraged.</text:span></text:p>
          <text:list>
            <text:list-item>
              <text:list>
                <text:list-item>
                  <text:h text:style-name="P20" text:outline-level="3">Deciding on a kernel version</text:h>
                </text:list-item>
              </text:list>
            </text:list-item>
          </text:list>
          <text:p text:style-name="P16">Firstly, you need to decide which version of the Linux kernel you wish to compile. Most people will want the latest stable kernel release. To help you identify a particular release, a system of version numbers is used by the kernel developers.</text:p>
          <text:p text:style-name="P16">For any kernel version x.y.z,</text:p>
          <text:list text:continue-numbering="true">
            <text:list-item>
              <text:p text:style-name="P9">x - This is the major revision number </text:p>
            </text:list-item>
            <text:list-item>
              <text:p text:style-name="P9">y - This is the minor revision number, where:<text:line-break/>Even numbers indicate "stable" kernel releases<text:line-break/>Odd numbers indicate "development" or "beta" kernel releases which may be less stable. </text:p>
            </text:list-item>
            <text:list-item>
              <text:p text:style-name="P16">z - This is the patch level of the kernel </text:p>
            </text:list-item>
          </text:list>
          <text:p text:style-name="P16">This version number represents the main line kernel version.</text:p>
          <text:p text:style-name="P16">At the time of writing this document, the latest stable kernel on ARM is 2.6.6.</text:p>
          <text:p text:style-name="P13"><text:span text:style-name="T6">Under the ARM kernel tree, you will find a suffix to the kernel version number: </text:span><text:span text:style-name="Teletype"><text:span text:style-name="T6">-rmkN</text:span></text:span><text:span text:style-name="T6">, or </text:span><text:span text:style-name="Teletype"><text:span text:style-name="T6">-vrsN</text:span></text:span><text:span text:style-name="T6"> where 'N' is the patch release number. For instance, 2.4.26-vrs1. This indicates the version of the main ARM kernel patch which should be </text:span><text:soft-page-break/><text:span text:style-name="T6">applied. (</text:span><text:span text:style-name="T7">note:</text:span><text:span text:style-name="T6"> kernels later than 2.6.0-test2 do not require a </text:span><text:span text:style-name="Teletype"><text:span text:style-name="T6">-rmk</text:span></text:span><text:span text:style-name="T6"> or </text:span><text:span text:style-name="Teletype"><text:span text:style-name="T6">-vrs</text:span></text:span><text:span text:style-name="T6"> patch to be applied since ARM architecture support is already merged.)</text:span></text:p>
          <text:p text:style-name="P13"><text:span text:style-name="T6">Other maintainers, such as Nicolas Pitre, may produce additional patches, and these will add an additional suffix to denote their version. Nicolas Pitre's patches add a </text:span><text:span text:style-name="Teletype"><text:span text:style-name="T6">-np</text:span></text:span><text:span text:style-name="T6"> suffix, eg 2.4.21-rmk2-np1.</text:span></text:p>
          <text:p text:style-name="P13"><text:span text:style-name="T6">This means that 2.4.21-rmk2-np1 is based upon 2.4.21-rmk2, which in turn is based upon the 2.4.21 kernel. Therefore, to get the kernel source for </text:span><text:span text:style-name="Teletype"><text:span text:style-name="T6">2.4.21-rmk2-np1</text:span></text:span><text:span text:style-name="T6">, you need the 2.4.21 main line kernel source, the 2.4.21-rmk2 patch and the 2.4.21-rmk2-np1 patch.</text:span></text:p>
          <text:p text:style-name="P16">Therefore, if you need extra patches from other maintainers, you have to be careful to choose an appropriate kernel version. You will need to locate the maintainer patches first, and then work your way up through the version number towards the mainline kernel version. </text:p>
          <text:list>
            <text:list-item>
              <text:list>
                <text:list-item>
                  <text:h text:style-name="P18" text:outline-level="3">Downloading the maintainer-specific patch.</text:h>
                </text:list-item>
              </text:list>
            </text:list-item>
          </text:list>
          <text:p text:style-name="P16">In some circumstances, you will need to patch the kernel with a maintainer specific patch. These patches add extra features or other device drivers which may be specific to various machines. However, as a general rule, maintainers forward upstream parts of their patches into the -rmk or -vrs trees as and when they are happy with the change.</text:p>
          <text:p text:style-name="P13"><text:span text:style-name="T6">Please refer to the </text:span><text:a xlink:type="simple" xlink:href="http://www.arm.linux.org.uk/developer/machines/"><text:span text:style-name="T6">machine list</text:span></text:a><text:span text:style-name="T6"> for information concerning extra patches.</text:span></text:p>
          <text:list>
            <text:list-item>
              <text:list>
                <text:list-item>
                  <text:h text:style-name="P18" text:outline-level="3">Downloading an ARM patch.</text:h>
                </text:list-item>
              </text:list>
            </text:list-item>
          </text:list>
          <text:p text:style-name="P13"><text:span text:style-name="T6">(You only need this step if you are using a kernel prior to 2.6.0-test2. There are no </text:span><text:span text:style-name="Teletype"><text:span text:style-name="T6">-rmk</text:span></text:span><text:span text:style-name="T6"> or </text:span><text:span text:style-name="Teletype"><text:span text:style-name="T6">-vrs</text:span></text:span><text:span text:style-name="T6"> patches for later kernels.)</text:span></text:p>
          <text:p text:style-name="P13"><text:span text:style-name="T6">You may need to download a kernel patch, which contains all the ARM specific updates for a particular kernel version. These can be found in </text:span><text:a xlink:type="simple" xlink:href="ftp://ftp.armlinux.org.uk/pub/armlinux/source/kernel-patches/"><text:span text:style-name="T6">ftp://ftp.armlinux.org.uk/pub/armlinux/source/kernel-patches/</text:span></text:a><text:span text:style-name="T6">. The kernel releases are separated out into directories corresponding to the major and minor version numbers of the kernel.</text:span></text:p>
          <text:p text:style-name="P13"><text:span text:style-name="T6">The individual files are named </text:span><text:span text:style-name="Teletype"><text:span text:style-name="T6">patch-x.y.z-rmkN.gz</text:span></text:span><text:span text:style-name="T6"> or </text:span><text:span text:style-name="Teletype"><text:span text:style-name="T6">patch-x.y.z-vrsN.gz</text:span></text:span><text:span text:style-name="T6">, where 'x', 'y', 'z' and 'N' are the version numbers mentioned above. You should select and download the latest patch for the kernel into the </text:span><text:span text:style-name="Teletype"><text:span text:style-name="T6">$HOME</text:span></text:span><text:span text:style-name="T6"> directory. This is the one which will have either the most features, or the most bug fixes in. You will need the version of the patch later when downloading the main kernel source.</text:span></text:p>
          <text:p text:style-name="P13"><text:span text:style-name="T7">Note:</text:span><text:span text:style-name="T6"> Some files may be named (eg) </text:span><text:span text:style-name="Teletype"><text:span text:style-name="T6">pre-patch-x.y.z-rmkN.gz</text:span></text:span><text:span text:style-name="T6">. These are alpha </text:span><text:soft-page-break/><text:span text:style-name="T6">or beta patches, which are probably unstable. You should not use these unless you are sure that you know what you are doing, and you don't mind the target system being unstable. However, they are useful when new ideas need to be tested out.</text:span></text:p>
          <text:p text:style-name="P13"><text:span text:style-name="T7">Note2:</text:span><text:span text:style-name="T6"> Some kernels are based on the Alan Cox series of kernels. These have names similar to </text:span><text:span text:style-name="Teletype"><text:span text:style-name="T6">patch-x.y.z-acm-rmkN.gz</text:span></text:span><text:span text:style-name="T6"> where </text:span><text:span text:style-name="Teletype"><text:span text:style-name="T6">x.y.z</text:span></text:span><text:span text:style-name="T6"> is Linus' version number and </text:span><text:span text:style-name="Teletype"><text:span text:style-name="T6">m</text:span></text:span><text:span text:style-name="T6"> is Alan's version number. In this case, you will need to obtain Alan Cox's corresponding patch from the kernel.org servers, in the directory </text:span><text:span text:style-name="Teletype"><text:span text:style-name="T6">/pub/linux/kernel/people/alan/linux-2.4/</text:span></text:span><text:span text:style-name="T6">.</text:span></text:p>
          <text:list>
            <text:list-item>
              <text:list>
                <text:list-item>
                  <text:h text:style-name="P18" text:outline-level="3">Downloading the main line kernel source</text:h>
                </text:list-item>
              </text:list>
            </text:list-item>
          </text:list>
          <text:p text:style-name="P16">A patch file on its own usually does not contain any compilable code. It is a machine-readable description of changes to make to a set of text files (in this case, the kernel source.) You need to obtain the main kernel source tree.</text:p>
          <text:p text:style-name="P16">The kernel source can be found on one of the <text:span text:style-name="T1">kernel.org</text:span> FTP sites. There are many sites scattered around the world, and are named according to a unified naming scheme. All sites start with 'ftp.' and end in '.kernel.org'. In the middle is placed a country identifier. For example: </text:p>
          <text:list text:continue-numbering="true">
            <text:list-item>
              <text:p text:style-name="P9">ftp.uk.kernel.org </text:p>
            </text:list-item>
            <text:list-item>
              <text:p text:style-name="P9">ftp.us.kernel.org </text:p>
            </text:list-item>
            <text:list-item>
              <text:p text:style-name="P16">ftp.de.kernel.org </text:p>
            </text:list-item>
          </text:list>
          <text:p text:style-name="P13"><text:span text:style-name="T6">and so forth. You can find out more information on these sites by looking at the main </text:span><text:a xlink:type="simple" xlink:href="http://www.kernel.org/"><text:span text:style-name="T6">www.kernel.org</text:span></text:a><text:span text:style-name="T6"> site.</text:span></text:p>
          <text:p text:style-name="P13"><text:span text:style-name="T6">Once you have selected a site, you need to find the kernel sources. They will be stored in the subdirectories of </text:span><text:span text:style-name="Teletype"><text:span text:style-name="T6">/pub/linux/kernel</text:span></text:span><text:span text:style-name="T6">. Each kernel release is accompanied by several files: </text:span></text:p>
          <text:list text:continue-numbering="true">
            <text:list-item>
              <text:p text:style-name="P9">linux-x.y.z.tar.gz </text:p>
            </text:list-item>
            <text:list-item>
              <text:p text:style-name="P9">linux-x.y.z.tar.bz2 </text:p>
            </text:list-item>
            <text:list-item>
              <text:p text:style-name="P9">patch-x.y.z.gz </text:p>
            </text:list-item>
            <text:list-item>
              <text:p text:style-name="P16">patch-x.y.z.bz2 </text:p>
            </text:list-item>
          </text:list>
          <text:p text:style-name="P13"><text:span text:style-name="T6">You will want to download the linux-x.y.z.tar.gz file, again into your </text:span><text:span text:style-name="Teletype"><text:span text:style-name="T6">$HOME</text:span></text:span><text:span text:style-name="T6"> directory. Again, you should look for a version which matches the version of the patch you obtained above. These files are large (about 14MB or more), so if you are on a slow connection, be prepared for it to take some time.</text:span></text:p>
          <text:list>
            <text:list-item>
              <text:list>
                <text:list-item>
                  <text:h text:style-name="P18" text:outline-level="3"><text:soft-page-break/>Unpacking the ARM kernel source</text:h>
                </text:list-item>
              </text:list>
            </text:list-item>
          </text:list>
          <text:p text:style-name="P16">Unpack the tar archive you downloaded above using:</text:p>
          <text:p text:style-name="P22"><text:s text:c="8"/>bash$ cd $HOME</text:p>
          <text:p text:style-name="P24"><text:s text:c="8"/>bash$ tar zxvf linux-x.y.z.tar.gz</text:p>
          <text:p text:style-name="P13"><text:span text:style-name="T6">This will create a directory called </text:span><text:span text:style-name="Teletype"><text:span text:style-name="T6">linux</text:span></text:span><text:span text:style-name="T6"> or </text:span><text:span text:style-name="Teletype"><text:span text:style-name="T6">linux-x.y.z</text:span></text:span><text:span text:style-name="T6"> in your home directory. Change into the newly created directory and apply the patch files, eg:</text:span></text:p>
          <text:p text:style-name="P22"><text:s text:c="8"/>bash$ cd linux-2.4.26</text:p>
          <text:p text:style-name="P24"><text:s text:c="8"/>bash$ zcat ../patch-2.4.26-vrs1.gz | patch -p1</text:p>
          <text:p text:style-name="P16">The patches are heirarchial, so you need to apply them in the correct order. The patch files with more extensions depend on the ones with less extensions, so you need to apply, for example, the -rmk patch before the -rmk-np patch.</text:p>
          <text:p text:style-name="P16">The kernel source tree is now ready to be configured.</text:p>
          <text:list>
            <text:list-item>
              <text:list>
                <text:list-item>
                  <text:h text:style-name="P18" text:outline-level="3">Configuration of the kernel build environment</text:h>
                </text:list-item>
              </text:list>
            </text:list-item>
          </text:list>
          <text:p text:style-name="P13"><text:span text:style-name="T6">Normally, the kernel build system will build the kernel for the native machine architecture. This is not appropriate when cross compiling, so you will need to change two lines in the top level kernel Makefile. Examine the top level </text:span><text:span text:style-name="Teletype"><text:span text:style-name="T6">Makefile</text:span></text:span><text:span text:style-name="T6"> in an editor and find the definitions for </text:span><text:span text:style-name="Teletype"><text:span text:style-name="T6">ARCH</text:span></text:span><text:span text:style-name="T6"> and </text:span><text:span text:style-name="Teletype"><text:span text:style-name="T6">CROSS_COMPILE</text:span></text:span><text:span text:style-name="T6">. On 2.4.x kernels, they will look like this:</text:span></text:p>
          <text:p text:style-name="P24">ARCH := $(shell uname -m | sed -e s/i.86/i386/ -e s/sun4u/sparc64/ -e s/arm.*/arm/ -e s/sa110/arm/)</text:p>
          <text:p text:style-name="P16">[...]</text:p>
          <text:p text:style-name="P24">CROSS_COMPILE <text:s text:c="2"/>=</text:p>
          <text:p text:style-name="P16">and on 2.6.x kernels:</text:p>
          <text:p text:style-name="P22">ARCH <text:s text:c="11"/>?= $(SUBARCH)</text:p>
          <text:p text:style-name="P24">CROSS_COMPILE <text:s text:c="2"/>?=</text:p>
          <text:p text:style-name="P16">Edit these two lines to read:</text:p>
          <text:p text:style-name="P22">ARCH <text:s text:c="11"/>?= arm</text:p>
          <text:p text:style-name="P24">CROSS_COMPILE <text:s text:c="2"/>?= /usr/local/bin/arm-linux-</text:p>
          <text:p text:style-name="P13"><text:span text:style-name="T6">replacing </text:span><text:span text:style-name="Teletype"><text:span text:style-name="T6">/usr/local/bin/arm-linux-</text:span></text:span><text:span text:style-name="T6"> with the path to your ARM Linux toolchain.</text:span></text:p>
          <text:p text:style-name="P16">This completes the configuration of the top level kernel makefile. The next step <text:soft-page-break/>is to configure the kernel build to select the drivers that your platform requires.</text:p>
          <text:p text:style-name="P13"><text:span text:style-name="T6">You may like to read </text:span><text:a xlink:type="simple" xlink:href="http://linux.bkbits.net:8080/linux-2.5/hist/README?nav=index.html%7Csrc/"><text:span text:style-name="Teletype"><text:span text:style-name="T6">linux/README</text:span></text:span></text:a><text:span text:style-name="T6"> and </text:span><text:a xlink:type="simple" xlink:href="http://linux.bkbits.net:8080/linux-2.5/hist/Documentation/arm/README?nav=index.html%7Csrc/%7Csrc/Documentation%7Csrc/Documentation/arm"><text:span text:style-name="Teletype"><text:span text:style-name="T6">linux/Documentation/arm/README</text:span></text:span></text:a><text:span text:style-name="T6"> before proceeding. Both these files provide further useful information which may be specific to your kernel version.</text:span></text:p>
          <text:list>
            <text:list-item>
              <text:list>
                <text:list-item>
                  <text:h text:style-name="P18" text:outline-level="3">Configuration of the kernel sources</text:h>
                </text:list-item>
              </text:list>
            </text:list-item>
          </text:list>
          <text:p text:style-name="P16">There are a range of 'make' targets which allow a set of defaults to be selected for the particular machine you are compiling the source for. The process is much simpler for 2.6 kernels.</text:p>
          <text:list>
            <text:list-item>
              <text:list>
                <text:list-item>
                  <text:list>
                    <text:list-header>
                      <text:h text:style-name="P26" text:outline-level="4">Configuration of 2.4 kernels</text:h>
                    </text:list-header>
                  </text:list>
                </text:list-item>
              </text:list>
            </text:list-item>
          </text:list>
          <text:p text:style-name="P6"><text:span text:style-name="T6">For 2.4 kernels use </text:span><text:span text:style-name="Teletype"><text:span text:style-name="T6">&lt;machinename&gt;_config</text:span></text:span><text:span text:style-name="T6"> format, for example: </text:span></text:p>
          <text:list text:continue-numbering="true">
            <text:list-item>
              <text:p text:style-name="P9">a5k_config </text:p>
            </text:list-item>
            <text:list-item>
              <text:p text:style-name="P9">ebsa110_config </text:p>
            </text:list-item>
            <text:list-item>
              <text:p text:style-name="P9">netwinder_config </text:p>
            </text:list-item>
            <text:list-item>
              <text:p text:style-name="P9">rpc_config </text:p>
            </text:list-item>
            <text:list-item>
              <text:p text:style-name="P16">assabet_config </text:p>
            </text:list-item>
          </text:list>
          <text:p text:style-name="P13"><text:span text:style-name="T6">You should select one of these as the "basic" configuration as follows, and run </text:span><text:span text:style-name="Teletype"><text:span text:style-name="T6">make oldconfig</text:span></text:span><text:span text:style-name="T6"> immediately afterwards:</text:span></text:p>
          <text:p text:style-name="P22"><text:s text:c="8"/>bash$ make netwinder_config</text:p>
          <text:p text:style-name="P24"><text:s text:c="8"/>bash$ make oldconfig</text:p>
          <text:p text:style-name="P16">The oldconfig step will prompt you for any new configuration options which may have been added since the default machine configuration file was submitted. It is normally safe to say 'N' to these new options.</text:p>
          <text:p text:style-name="P13"><text:span text:style-name="T8">Note:</text:span><text:span text:style-name="T6"> If you want to change the configuration via make xxx_config, please remove the file </text:span><text:span text:style-name="Teletype"><text:span text:style-name="T6">linux/.config</text:span></text:span><text:span text:style-name="T6"> immediately prior to executing this command.</text:span></text:p>
          <text:list>
            <text:list-item>
              <text:list>
                <text:list-item>
                  <text:list>
                    <text:list-header>
                      <text:h text:style-name="P26" text:outline-level="4">Configuration of 2.6 kernels</text:h>
                    </text:list-header>
                  </text:list>
                </text:list-item>
              </text:list>
            </text:list-item>
          </text:list>
          <text:p text:style-name="P13"><text:span text:style-name="T6">For 2.6 kernels, the process is similar. Use </text:span><text:span text:style-name="Teletype"><text:span text:style-name="T6">&lt;machinename&gt;_defconfig</text:span></text:span><text:span text:style-name="T6"> to select the machine, eg:</text:span></text:p>
          <text:p text:style-name="P24"><text:s text:c="8"/>bash$ make netwinder_defconfig</text:p>
          <text:p text:style-name="P6"><text:span text:style-name="T6">In this case, there is no need to run a separate </text:span><text:span text:style-name="Teletype"><text:span text:style-name="T6">oldconfig</text:span></text:span><text:span text:style-name="T6"> step. </text:span></text:p>
          <text:list>
            <text:list-item>
              <text:list>
                <text:list-item>
                  <text:h text:style-name="P18" text:outline-level="3">Compiling the kernel source</text:h>
                </text:list-item>
              </text:list>
            </text:list-item>
          </text:list>
          <text:p text:style-name="P16">If you are only installing the kernel source tree for other programs, then you <text:soft-page-break/>have finished. If you want to compile up a new kernel, type the following commands:</text:p>
          <text:p text:style-name="P22"><text:s text:c="8"/>bash$ make clean</text:p>
          <text:p text:style-name="P22"><text:s text:c="8"/>bash$ make dep</text:p>
          <text:p text:style-name="P22"><text:s text:c="8"/>bash$ make zImage</text:p>
          <text:p text:style-name="P24"><text:s text:c="8"/>bash$ make modules</text:p>
          <text:p text:style-name="P16">The final two commands will actually compile the kernel and the kernel modules.</text:p>
          <text:p text:style-name="P13"><text:span text:style-name="T7">Note:</text:span><text:span text:style-name="T6"> With 2.6 kernels, the </text:span><text:span text:style-name="Teletype"><text:span text:style-name="T6">make dep</text:span></text:span><text:span text:style-name="T6"> stage is not necessary. </text:span></text:p>
          <text:list>
            <text:list-item>
              <text:list>
                <text:list-item>
                  <text:h text:style-name="P18" text:outline-level="3">Installing the kernel</text:h>
                </text:list-item>
              </text:list>
            </text:list-item>
          </text:list>
          <text:p text:style-name="P13"><text:span text:style-name="T6">After the kernel has successfully compiled, you should have the kernel image, </text:span><text:span text:style-name="Teletype"><text:span text:style-name="T6">arch/arm/boot/zImage</text:span></text:span><text:span text:style-name="T6">. What you do next depends if you are cross compiling or not.</text:span></text:p>
          <text:p text:style-name="P13"><text:span text:style-name="T6">If you are cross compiling, goto the section "</text:span><text:a xlink:type="simple" xlink:href="http://www.arm.linux.org.uk/docs/kerncomp.php#crossinstall"><text:span text:style-name="T6">Installing a cross compiled kernel</text:span></text:a><text:span text:style-name="T6">".</text:span></text:p>
          <text:p text:style-name="P13"><text:span text:style-name="T6">If you are building natively (ie, for the target on the target), </text:span><text:a xlink:type="simple" xlink:href="http://www.arm.linux.org.uk/docs/kerncomp.php#nativeinstall"><text:span text:style-name="T6">continue</text:span></text:a><text:span text:style-name="T6">.</text:span></text:p>
          <text:list>
            <text:list-item>
              <text:list>
                <text:list-item>
                  <text:h text:style-name="P18" text:outline-level="3"><text:bookmark text:name="nativeinstall"/>Installing a native kernel</text:h>
                </text:list-item>
              </text:list>
            </text:list-item>
          </text:list>
          <text:p text:style-name="P16">Since you are about to upgrade system files, you need to become 'root'. To do this, type:</text:p>
          <text:p text:style-name="P22"><text:s text:c="8"/>bash$ su</text:p>
          <text:p text:style-name="P22"><text:s text:c="8"/>Password:</text:p>
          <text:p text:style-name="P24"><text:s text:c="8"/>bash#</text:p>
          <text:p text:style-name="P16">It is highly advisable to keep a backup of your current kernel and modules. What you need to do is machine dependent. Note that it is a good idea to always keep a known good previous version of the kernel and modules in case you need to back down to a previous version.</text:p>
          <text:p text:style-name="P16">The following is given as an example (for a 2.4.3-rmk1 kernel):</text:p>
          <text:p text:style-name="P22"><text:s text:c="8"/>bash# cd /lib/modules</text:p>
          <text:p text:style-name="P22"><text:s text:c="8"/>bash# mv 2.4.3-rmk1 2.4.3-rmk1.old</text:p>
          <text:p text:style-name="P22"><text:s text:c="8"/>bash# cd /boot</text:p>
          <text:p text:style-name="P22"><text:s text:c="8"/>bash# mv vmlinuz vmlinuz.bak</text:p>
          <text:p text:style-name="P22"><text:s text:c="8"/>bash# mv System.map System.map.bak</text:p>
          <text:p text:style-name="P24"><text:s text:c="8"/>bash#</text:p>
          <text:p text:style-name="P16"><text:soft-page-break/>Now, install the new kernel modules:</text:p>
          <text:p text:style-name="P22"><text:s text:c="8"/>bash# cd $HOME/linux</text:p>
          <text:p text:style-name="P22"><text:s text:c="8"/>bash# make modules_install</text:p>
          <text:p text:style-name="P24"><text:s text:c="8"/>bash#</text:p>
          <text:p text:style-name="P13"><text:span text:style-name="T6">This will copy the modules into the </text:span><text:span text:style-name="Teletype"><text:span text:style-name="T6">/lib/modules/</text:span></text:span><text:span text:style-name="T6">x.y.z directory. Next, install the kernel image (normally into /boot):</text:span></text:p>
          <text:p text:style-name="P22"><text:s text:c="8"/>bash# cd /boot</text:p>
          <text:p text:style-name="P22"><text:s text:c="8"/>bash# cat $HOME/linux/arch/arm/boot/zImage &gt;vmlinuz</text:p>
          <text:p text:style-name="P22"><text:s text:c="8"/>bash# cp $HOME/linux/System.map .</text:p>
          <text:p text:style-name="P24"><text:s text:c="8"/>bash#</text:p>
          <text:p text:style-name="P13"><text:span text:style-name="T6">Note that the command to copy the new kernel image is </text:span><text:span text:style-name="Teletype"><text:span text:style-name="T6">cat</text:span></text:span><text:span text:style-name="T6"> and is not the usual </text:span><text:span text:style-name="Teletype"><text:span text:style-name="T6">cp</text:span></text:span><text:span text:style-name="T6">. Unix traditionally will not allocate space on the filesystem to sections of files containing zero data, but instead creates "holes" in the file. Some kernel loaders do not understand files with holes in, and therefore using </text:span><text:span text:style-name="Teletype"><text:span text:style-name="T6">cat</text:span></text:span><text:span text:style-name="T6"> in this way ensures that this does not happen.</text:span></text:p>
          <text:list>
            <text:list-item>
              <text:list>
                <text:list-item>
                  <text:h text:style-name="P18" text:outline-level="3">Running loadmap</text:h>
                </text:list-item>
              </text:list>
            </text:list-item>
          </text:list>
          <text:p text:style-name="P16">Loadmap is part of the Linux loader on Acorn machines, as well as EBSA285 machines using EBSA285BIOS with an IDE disk. For other machines, please refer to the documentation for your machine.</text:p>
          <text:p text:style-name="P13"><text:span text:style-name="T6">Edit the loader configuration file </text:span><text:span text:style-name="Teletype"><text:span text:style-name="T6">/etc/boot.conf</text:span></text:span><text:span text:style-name="T6"> so that you can boot either the </text:span><text:span text:style-name="Teletype"><text:span text:style-name="T6">vmlinuz.bak</text:span></text:span><text:span text:style-name="T6"> or </text:span><text:span text:style-name="Teletype"><text:span text:style-name="T6">vmlinuz</text:span></text:span><text:span text:style-name="T6"> images. If you place the </text:span><text:span text:style-name="Teletype"><text:span text:style-name="T6">vmlinuz</text:span></text:span><text:span text:style-name="T6"> kernel first, then this will be the default kernel which the kernel loader will use.</text:span></text:p>
          <text:p text:style-name="P13"><text:span text:style-name="T6">More information can be found by typing </text:span><text:span text:style-name="Teletype"><text:span text:style-name="T6">man boot.conf</text:span></text:span><text:span text:style-name="T6">.</text:span></text:p>
          <text:p text:style-name="P16">Run the boot loader map utility:</text:p>
          <text:p text:style-name="P22"><text:s text:c="8"/>bash# loadmap -v</text:p>
          <text:p text:style-name="P24"><text:s text:c="8"/>bash#</text:p>
          <text:p text:style-name="P16">to update the maps.</text:p>
          <text:p text:style-name="P13"><text:span text:style-name="T6">You have finished, and are now ready to reboot your machine and try out your new kernel! If you experience problems, please go to the "</text:span><text:a xlink:type="simple" xlink:href="http://www.arm.linux.org.uk/docs/kerncomp.php#problems"><text:span text:style-name="T6">Problems</text:span></text:a><text:span text:style-name="T6">" step below.</text:span></text:p>
          <text:list>
            <text:list-item>
              <text:list>
                <text:list-item>
                  <text:h text:style-name="P18" text:outline-level="3"><text:bookmark text:name="crossinstall"/>Installing a cross compiled kernel</text:h>
                </text:list-item>
              </text:list>
            </text:list-item>
          </text:list>
          <text:p text:style-name="P13"><text:span text:style-name="T6">Kernel modules are installed into the </text:span><text:span text:style-name="Teletype"><text:span text:style-name="T6">/lib/modules/x.y.z</text:span></text:span><text:span text:style-name="T6"> directory on the target </text:span><text:soft-page-break/><text:span text:style-name="T6">system, though this will normally be a different directory on the host system. Where this directory is depends on your setup, but we will call it $TARGETDIR.</text:span></text:p>
          <text:p text:style-name="P13"><text:span text:style-name="T6">Install the modules into </text:span><text:span text:style-name="Teletype"><text:span text:style-name="T6">$TARGETDIR</text:span></text:span><text:span text:style-name="T6"> as follows:</text:span></text:p>
          <text:p text:style-name="P22"><text:s text:c="8"/>bash$ make modules_install INSTALL_MOD_PATH=$TARGETDIR</text:p>
          <text:p text:style-name="P24"><text:s text:c="8"/>bash$</text:p>
          <text:p text:style-name="P13"><text:span text:style-name="T6">This will place the modules into the </text:span><text:span text:style-name="Teletype"><text:span text:style-name="T6">$TARGETDIR/lib/modules/x.y.z</text:span></text:span><text:span text:style-name="T6"> directory on the host, which can then be placed into an suitable filesystem, or transferred to the target machine. Please also note that you must not install these kernel modules into the hosts root filesystem (eg by omitting INSTALL_MOD_PATH or giving $TARGETDIR as "/"), since they are incompatible with your host kernel and therefore may leave you with an unbootable host system.</text:span></text:p>
          <text:p text:style-name="P13"><text:span text:style-name="T6">The kernel will be available in </text:span><text:span text:style-name="Teletype"><text:span text:style-name="T6">$HOME/linux/arch/arm/boot/zImage</text:span></text:span><text:span text:style-name="T6"> and the kernel symbol information in </text:span><text:span text:style-name="Teletype"><text:span text:style-name="T6">$HOME/linux/System.map</text:span></text:span><text:span text:style-name="T6">. Exactly how do install this is outside the scope of this document.</text:span></text:p>
          <text:p text:style-name="P13"><text:span text:style-name="T6">It is important that you keep the </text:span><text:span text:style-name="Teletype"><text:span text:style-name="T6">System.map</text:span></text:span><text:span text:style-name="T6"> file safe - it contains the symbolic information for this kernel, which will be required if you need to debug or report a problem.</text:span></text:p>
          <text:list>
            <text:list-item>
              <text:list>
                <text:list-item>
                  <text:h text:style-name="P18" text:outline-level="3"><text:bookmark text:name="problems"/>Reporting Problems</text:h>
                </text:list-item>
              </text:list>
            </text:list-item>
          </text:list>
          <text:p text:style-name="P13"><text:span text:style-name="T6">Please follow the </text:span><text:a xlink:type="simple" xlink:href="http://linux.bkbits.net:8080/linux-2.5/anno/REPORTING-BUGS@1.2?nav=index.html%7Csrc/"><text:span text:style-name="T6">REPORTING-BUGS</text:span></text:a><text:span text:style-name="T6"> guide in the kernel source tree. However, please use the </text:span><text:a xlink:type="simple" xlink:href="http://www.arm.linux.org.uk/mailinglists/"><text:span text:style-name="T6">linux-arm-kernel</text:span></text:a><text:span text:style-name="T6"> mailing list to report problems, rather than the linux-kernel mailing list.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roman" svg:font-family="'Times new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09:29:34.643610243</meta:creation-date>
    <dc:date>2017-09-18T09:32:24.717483793</dc:date>
    <meta:editing-duration>P0D</meta:editing-duration>
    <meta:editing-cycles>1</meta:editing-cycles>
    <meta:document-statistic meta:table-count="0" meta:image-count="0" meta:object-count="0" meta:page-count="8" meta:paragraph-count="138" meta:word-count="2127" meta:character-count="13206" meta:non-whitespace-character-count="10949"/>
    <meta:generator>LibreOffice/4.2.8.2$Linux_X86_64 LibreOffice_project/420m0$Build-2</meta:generator>
  </office:meta>
</office:document-meta>
</file>